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0.3063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margin-left="0.4898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13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4" style:family="paragraph">
      <style:paragraph-properties fo:margin-left="0in" fo:margin-right="0in" fo:margin-top="0in" fo:margin-bottom="0in" fo:line-height="100%" text:enable-numbering="false" fo:text-indent="0in"/>
    </style:style>
    <style:style style:name="P15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6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7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0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5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0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2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nguages and Machines</text:p>
      <text:p text:style-name="P2">Ex Chapter 5 (p 187-188): 32, 37, 38.</text:p>
      <text:p text:style-name="P3"/>
      <text:p text:style-name="P4">32.</text:p>
      <text:p text:style-name="P6"><draw:g text:anchor-type="paragraph" draw:z-index="0" draw:style-name="gr1"><draw:custom-shape draw:style-name="gr2" draw:text-style-name="P13" draw:id="id1" svg:width="0.5287in" svg:height="0.528in" svg:x="0.6248in" svg:y="0.972in"><text:p text:style-name="P12"><text:span text:style-name="T2">q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3" draw:id="id2" svg:width="0.528in" svg:height="0.528in" svg:x="1.9035in" svg:y="0in"><text:p text:style-name="P12"><text:span text:style-name="T2">q2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3" draw:id="id3" svg:width="0.528in" svg:height="0.528in" svg:x="1.9035in" svg:y="0.972in"><text:p text:style-name="P12"><text:span text:style-name="T2">q1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3" draw:id="id8" svg:width="0.528in" svg:height="0.528in" svg:x="4.1535in" svg:y="0in"><text:p text:style-name="P12"><text:span text:style-name="T2">q6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3" draw:id="id5" svg:width="0.528in" svg:height="0.528in" svg:x="4.1535in" svg:y="0.972in"><text:p text:style-name="P12"><text:span text:style-name="T2">q5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3" draw:id="id6" svg:width="0.528in" svg:height="0.528in" svg:x="5.4035in" svg:y="0.972in"><text:p text:style-name="P12"><text:span text:style-name="T2">q0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13" draw:type="curve" svg:x1="0.3984in" svg:y1="1.235in" svg:x2="0.7012in" svg:y2="1.0484in" draw:start-shape="id1" draw:start-glue-point="6" draw:end-shape="id1" draw:end-glue-point="5" svg:d="m900 1779c-426 0-481-269 110-269"><text:p/></draw:connector><draw:connector draw:style-name="gr3" draw:text-style-name="P13" draw:type="line" svg:x1="1.0756in" svg:y1="1.0488in" svg:x2="1.9035in" svg:y2="0.2634in" draw:start-shape="id1" draw:start-glue-point="11" draw:end-shape="id2" draw:end-glue-point="6" svg:d="m1549 1510 1192-1131"><text:p/></draw:connector><draw:connector draw:style-name="gr3" draw:text-style-name="P13" draw:type="line" svg:x1="1.152in" svg:y1="1.2354in" svg:x2="1.9035in" svg:y2="1.2354in" draw:start-shape="id1" draw:start-glue-point="10" draw:end-shape="id3" draw:end-glue-point="6" svg:d="m1659 1779h1082"><text:p/></draw:connector><draw:connector draw:style-name="gr3" draw:text-style-name="P13" draw:type="line" svg:x1="2.4311in" svg:y1="1.2354in" svg:x2="3.1531in" svg:y2="1.2354in" draw:start-shape="id3" draw:start-glue-point="10" draw:end-shape="id4" draw:end-glue-point="6" svg:d="m3501 1779h1040"><text:p/></draw:connector><draw:connector draw:style-name="gr3" draw:text-style-name="P13" draw:type="line" svg:x1="4.6811in" svg:y1="1.2354in" svg:x2="5.4031in" svg:y2="1.2354in" draw:start-shape="id5" draw:start-glue-point="10" draw:end-shape="id6" draw:end-glue-point="6" svg:d="m6741 1779h1040"><text:p/></draw:connector><draw:connector draw:style-name="gr3" draw:text-style-name="P13" draw:type="line" svg:x1="2.4311in" svg:y1="0.2634in" svg:x2="3.1248in" svg:y2="0.2634in" draw:start-shape="id2" draw:start-glue-point="10" draw:end-shape="id7" draw:end-glue-point="6" svg:d="m3501 379h999"><text:p/></draw:connector><draw:connector draw:style-name="gr3" draw:text-style-name="P13" draw:type="line" svg:x1="4.6811in" svg:y1="0.2634in" svg:x2="5.6673in" svg:y2="0.9724in" draw:start-shape="id8" draw:start-glue-point="10" draw:end-shape="id6" svg:d="m6741 379 1420 1021"><text:p/></draw:connector><draw:frame draw:style-name="gr4" draw:text-style-name="P15" svg:width="0.2705in" svg:height="0.2835in" svg:x="1.2717in" svg:y="0.45in"><draw:text-box><text:p text:style-name="P14"><text:span text:style-name="T2">a</text:span></text:p></draw:text-box></draw:frame><draw:frame draw:style-name="gr4" draw:text-style-name="P15" svg:width="0.2705in" svg:height="0.2835in" svg:x="5.0673in" svg:y="0.3681in"><draw:text-box><text:p text:style-name="P14"><text:span text:style-name="T2">a</text:span></text:p></draw:text-box></draw:frame><draw:frame draw:style-name="gr4" draw:text-style-name="P15" svg:width="0.2807in" svg:height="0.2835in" svg:x="1.3173in" svg:y="1.2in"><draw:text-box><text:p text:style-name="P14"><text:span text:style-name="T2">b</text:span></text:p></draw:text-box></draw:frame><draw:frame draw:style-name="gr4" draw:text-style-name="P15" svg:width="0.2807in" svg:height="0.2835in" svg:x="4.8638in" svg:y="1.2in"><draw:text-box><text:p text:style-name="P14"><text:span text:style-name="T2">b</text:span></text:p></draw:text-box></draw:frame><draw:custom-shape draw:style-name="gr2" draw:text-style-name="P13" draw:id="id7" svg:width="0.5287in" svg:height="0.528in" svg:x="3.1248in" svg:y="0in"><text:p text:style-name="P12"><text:span text:style-name="T2">q4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13" draw:id="id4" svg:width="0.528in" svg:height="0.528in" svg:x="3.1535in" svg:y="0.972in"><text:p text:style-name="P12"><text:span text:style-name="T2">q3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" draw:text-style-name="P16" draw:type="line" svg:x1="3.652in" svg:y1="0.2634in" svg:x2="4.1535in" svg:y2="0.2634in" draw:start-shape="id7" draw:start-glue-point="10" draw:end-shape="id8" draw:end-glue-point="6" svg:d="m5259 379h722"><text:p/></draw:connector><draw:connector draw:style-name="gr3" draw:text-style-name="P16" draw:type="line" svg:x1="3.6811in" svg:y1="1.2354in" svg:x2="4.1531in" svg:y2="1.2354in" draw:start-shape="id4" draw:start-glue-point="10" draw:end-shape="id5" draw:end-glue-point="6" svg:d="m5301 1779h680"><text:p/></draw:connector><draw:connector draw:style-name="gr3" draw:text-style-name="P16" draw:type="curve" svg:x1="6.1571in" svg:y1="1.2354in" svg:x2="5.8535in" svg:y2="1.422in" draw:start-shape="id6" draw:start-glue-point="10" draw:end-shape="id6" draw:end-glue-point="9" svg:d="m8541 1779c424 0 480 269-112 269"><text:p/></draw:connector><draw:frame draw:style-name="gr4" draw:text-style-name="P15" svg:width="0.3925in" svg:height="0.2835in" svg:x="2.5067in" svg:y="0in"><draw:text-box><text:p text:style-name="P14"><text:span text:style-name="T2">a,b</text:span></text:p></draw:text-box></draw:frame><draw:frame draw:style-name="gr4" draw:text-style-name="P15" svg:width="0.3925in" svg:height="0.2835in" svg:x="3.6535in" svg:y="0in"><draw:text-box><text:p text:style-name="P14"><text:span text:style-name="T2">a,b</text:span></text:p></draw:text-box></draw:frame><draw:frame draw:style-name="gr4" draw:text-style-name="P15" svg:width="0.3925in" svg:height="0.2835in" svg:x="3.6535in" svg:y="1in"><draw:text-box><text:p text:style-name="P14"><text:span text:style-name="T2">a,b</text:span></text:p></draw:text-box></draw:frame><draw:frame draw:style-name="gr4" draw:text-style-name="P15" svg:width="0.3925in" svg:height="0.2835in" svg:x="2.5217in" svg:y="1in"><draw:text-box><text:p text:style-name="P14"><text:span text:style-name="T2">a,b</text:span></text:p></draw:text-box></draw:frame><draw:frame draw:style-name="gr4" draw:text-style-name="P15" svg:width="0.3925in" svg:height="0.2835in" svg:x="0.2965in" svg:y="1.1772in"><draw:text-box><text:p text:style-name="P14"><text:span text:style-name="T2">a,b</text:span></text:p></draw:text-box></draw:frame><draw:frame draw:style-name="gr4" draw:text-style-name="P15" svg:width="0.3925in" svg:height="0.2835in" svg:x="5.8748in" svg:y="1.0055in"><draw:text-box><text:p text:style-name="P14"><text:span text:style-name="T2">a,b</text:span></text:p></draw:text-box></draw:frame><draw:custom-shape draw:style-name="gr2" draw:text-style-name="P13" svg:width="0.3579in" svg:height="0.3587in" svg:x="5.4827in" svg:y="1.0516in"><text:p text:style-name="P12"><text:span text:style-name="T2">q7</text:span></text:p><draw:enhanced-geometry svg:viewBox="0 0 21600 21600" draw:glue-points="10800 0 3160 3160 0 10800 3160 18440 10800 21600 18440 18440 21600 10800 18440 3160" draw:text-areas="3200 3200 18400 18400" draw:type="ellipse"/></draw:custom-shap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37.</text:p>
      <text:p text:style-name="P8">(a) </text:p>
      <text:p text:style-name="P9">lc(q0) = {q0, q1}</text:p>
      <text:p text:style-name="P9">lc(q1) = {q1}</text:p>
      <text:p text:style-name="P9">lc(q2) = {q2, q3}</text:p>
      <text:p text:style-name="P9">lc(q3) = {q3}</text:p>
      <text:p text:style-name="P8">(b) </text:p>
      <text:p text:style-name="P11">t(q0, a) = {q1}</text:p>
      <text:p text:style-name="P11">t(q0, b) = {q1,q2,q3}</text:p>
      <text:p text:style-name="P11">t(q1, a) = null</text:p>
      <text:p text:style-name="P11">t(q1, b) = {q1, q3}</text:p>
      <text:p text:style-name="P11">t(q2, a) = {q3, q0, q1}</text:p>
      <text:p text:style-name="P11">t(q2, b) = null</text:p>
      <text:p text:style-name="P11">t(q3, a) = {q3, q0, q1}</text:p>
      <text:p text:style-name="P11">t(q3, b) = {q2, q3}</text:p>
      <text:p text:style-name="P6">(c)</text:p>
      <text:p text:style-name="P9">Trace of algorithm 2.1.1:</text:p>
      <text:p text:style-name="P9">Q' = {q0, q1}</text:p>
      <text:p text:style-name="P9">2.1 = true (X := q0, <text:span text:style-name="T1">a</text:span> := a)</text:p>
      <text:p text:style-name="P9">Y := t(q0, a) = {q1}</text:p>
      <text:p text:style-name="P9">2.1 = true (X := q0, <text:span text:style-name="T1">a</text:span> := b)</text:p>
      <text:p text:style-name="P9">Y := t(q0, b) = {q1,q2,q3}</text:p>
      <text:p text:style-name="P9">Q' := {q0, q1, {q1,q2,q3}}</text:p>
      <text:p text:style-name="P9">2.1 = true (X := q1, <text:span text:style-name="T1">a</text:span> := a)</text:p>
      <text:p text:style-name="P9">Y := t(q1, a) = null</text:p>
      <text:p text:style-name="P9">2.1 = true (X := q1, <text:span text:style-name="T1">a</text:span> := b)</text:p>
      <text:p text:style-name="P9">Y := t(q1, b) = {q1, q3}</text:p>
      <text:p text:style-name="P9">Q' := {q0, q1, {q1,q2,q3}, {q1, q3}} </text:p>
      <text:p text:style-name="P9">2.1 = true (X := {q1,q2,q3}, <text:span text:style-name="T1">a</text:span> := a)</text:p>
      <text:p text:style-name="P9">Y := t(q1, a) U t(q2, a) U t(q3, a) = {q0, q1, q3}</text:p>
      <text:p text:style-name="P9">Q' = {q0, q1, {q1,q2,q3}, {q1, q3}, {q0, q1, q3}}</text:p>
      <text:p text:style-name="P9">2.1 = true (X := {q1,q2,q3}, <text:span text:style-name="T1">a</text:span> := b)</text:p>
      <text:p text:style-name="P9"><text:soft-page-break/>Y := t(q1, b) U t(q2, b) U t(q3, b) = {q1, q2, q3}</text:p>
      <text:p text:style-name="P9">2.1 = true (X := {q1, q3} , <text:span text:style-name="T1">a</text:span> := a)</text:p>
      <text:p text:style-name="P9">Y := t(q1, a) U t(q2, a) = {q0, q1, q3}</text:p>
      <text:p text:style-name="P9">2.1 = true (X := {q1, q3} , <text:span text:style-name="T1">a</text:span> := b)</text:p>
      <text:p text:style-name="P9">Y := t(q1, b) U t(q2, b) = {q1, q2, q3}</text:p>
      <text:p text:style-name="P9">2.1 = true (X := {q0, q1, q3}, <text:span text:style-name="T1">a</text:span> := a)</text:p>
      <text:p text:style-name="P9">Y := t(q0, a) U t(q1, a) U t(q3, a) = {q0, q1, q3}</text:p>
      <text:p text:style-name="P9">2.1 = true (X := {q0, q1, q3}, <text:span text:style-name="T1">a</text:span> := b)</text:p>
      <text:p text:style-name="P9">Y := t(q0, b) U t(q1, b) U t(q3, b) = {q1, q2, q3}</text:p>
      <text:p text:style-name="P9"><draw:g text:anchor-type="paragraph" draw:z-index="1" draw:style-name="gr5"><draw:custom-shape draw:style-name="gr6" draw:text-style-name="P13" draw:id="id9" svg:width="0.528in" svg:height="0.528in" svg:x="0.5in" svg:y="1.4335in"><text:p text:style-name="P12"><text:span text:style-name="T2">q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13" draw:id="id10" svg:width="0.5287in" svg:height="0.528in" svg:x="1.528in" svg:y="1.9224in"><text:p text:style-name="P12"><text:span text:style-name="T2">q1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8" draw:text-style-name="P16" draw:type="curve" svg:x1="1.028in" svg:y1="1.6965in" svg:x2="1.528in" svg:y2="2.1854in" draw:start-shape="id9" draw:start-glue-point="10" draw:end-shape="id10" draw:end-glue-point="6" svg:d="m1480 2443c540 0 180 704 720 704"><text:p/></draw:connector><draw:frame draw:style-name="gr9" draw:text-style-name="P15" svg:width="0.2705in" svg:height="0.2835in" svg:x="1.0071in" svg:y="1.711in"><draw:text-box><text:p text:style-name="P14"><text:span text:style-name="T2">a</text:span></text:p></draw:text-box></draw:frame><draw:custom-shape draw:style-name="gr10" draw:text-style-name="P13" draw:id="id11" svg:width="0.7504in" svg:height="0.5287in" svg:x="1.528in" svg:y="0.461in"><text:p text:style-name="P12"><text:span text:style-name="T2">q1,q2,q3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11" draw:text-style-name="P16" draw:type="curve" svg:x1="0.7634in" svg:y1="1.4335in" svg:x2="1.528in" svg:y2="0.7244in" draw:start-shape="id9" draw:start-glue-point="4" draw:end-shape="id11" draw:end-glue-point="6" svg:d="m1099 2064c0-681 367-1021 1101-1021"><text:p/></draw:connector><draw:frame draw:style-name="gr12" draw:text-style-name="P15" svg:width="0.2807in" svg:height="0.2835in" svg:x="0.889in" svg:y="0.8291in"><draw:text-box><text:p text:style-name="P14"><text:span text:style-name="T2">b</text:span></text:p></draw:text-box></draw:frame><draw:custom-shape draw:style-name="gr13" draw:text-style-name="P13" draw:id="id12" svg:width="0.7504in" svg:height="0.5287in" svg:x="2.778in" svg:y="0.461in"><text:p text:style-name="P12"><text:span text:style-name="T2">q0,q1,q3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14" draw:text-style-name="P16" draw:type="line" svg:x1="2.278in" svg:y1="0.7244in" svg:x2="2.778in" svg:y2="0.7252in" draw:start-shape="id11" draw:start-glue-point="10" draw:end-shape="id12" svg:d="m3280 1043 720 1"><text:p/></draw:connector><draw:frame draw:style-name="gr15" draw:text-style-name="P15" svg:width="0.2705in" svg:height="0.2835in" svg:x="2.278in" svg:y="0.461in"><draw:text-box><text:p text:style-name="P14"><text:span text:style-name="T2">a</text:span></text:p></draw:text-box></draw:frame><draw:connector draw:style-name="gr16" draw:text-style-name="P16" draw:type="curve" svg:x1="2.8866in" svg:y1="0.2299in" svg:x2="2.1673in" svg:y2="0.2299in" draw:start-shape="id12" draw:start-glue-point="5" draw:end-shape="id11" draw:end-glue-point="11" svg:d="m4157 774c0-591-1036-591-1036 0"><text:p/></draw:connector><draw:frame draw:style-name="gr17" draw:text-style-name="P15" svg:width="0.2807in" svg:height="0.2835in" svg:x="2.2465in" svg:y="0.0201in"><draw:text-box><text:p text:style-name="P14"><text:span text:style-name="T2">b</text:span></text:p></draw:text-box></draw:frame><draw:connector draw:style-name="gr18" draw:text-style-name="P16" draw:type="curve" svg:x1="3.152in" svg:y1="0.2346in" svg:x2="3.4173in" svg:y2="0.5374in" draw:start-shape="id12" draw:start-glue-point="4" draw:end-shape="id12" draw:end-glue-point="11" svg:d="m4539 664c0-426 382-481 382 110"><text:p/></draw:connector><draw:frame draw:style-name="gr19" draw:text-style-name="P15" svg:width="0.2705in" svg:height="0.2835in" svg:x="3.2181in" svg:y="0.0008in"><draw:text-box><text:p text:style-name="P14"><text:span text:style-name="T2">a</text:span></text:p></draw:text-box></draw:frame><draw:custom-shape draw:style-name="gr20" draw:text-style-name="P13" draw:id="id13" svg:width="0.528in" svg:height="0.5287in" svg:x="2.5in" svg:y="1.711in"><text:p text:style-name="P12"><text:span text:style-name="T2">null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21" draw:text-style-name="P16" draw:type="line" svg:x1="2.0547in" svg:y1="2.1854in" svg:x2="2.5in" svg:y2="1.9744in" draw:start-shape="id10" draw:start-glue-point="10" draw:end-shape="id13" draw:end-glue-point="6" svg:d="m2959 3147 641-304"><text:p/></draw:connector><draw:frame draw:style-name="gr22" draw:text-style-name="P15" svg:width="0.2705in" svg:height="0.2835in" svg:x="2.028in" svg:y="1.8882in"><draw:text-box><text:p text:style-name="P14"><text:span text:style-name="T2">a</text:span></text:p></draw:text-box></draw:frame><draw:custom-shape draw:style-name="gr23" draw:text-style-name="P13" draw:id="id14" svg:width="0.5287in" svg:height="0.528in" svg:x="1.528in" svg:y="1.1835in"><text:p text:style-name="P12"><text:span text:style-name="T2">q1,q3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24" draw:text-style-name="P16" draw:type="line" svg:x1="1.7909in" svg:y1="1.922in" svg:x2="1.7917in" svg:y2="1.711in" draw:start-shape="id10" draw:start-glue-point="4" draw:end-shape="id14" svg:d="m2579 2768 1-304"><text:p/></draw:connector><draw:frame draw:style-name="gr25" draw:text-style-name="P15" svg:width="0.2807in" svg:height="0.2835in" svg:x="1.4965in" svg:y="1.678in"><draw:text-box><text:p text:style-name="P14"><text:span text:style-name="T2">b</text:span></text:p></draw:text-box></draw:frame><draw:connector draw:style-name="gr26" draw:text-style-name="P16" draw:type="curve" svg:x1="1.6366in" svg:y1="0.5374in" svg:x2="1.9028in" svg:y2="0.2346in" draw:start-shape="id11" draw:start-glue-point="5" draw:end-shape="id11" svg:d="m2357 774c0-591 383-536 383-110"><text:p/></draw:connector><draw:frame draw:style-name="gr27" draw:text-style-name="P15" svg:width="0.2807in" svg:height="0.2835in" svg:x="1.4598in" svg:y="0.0992in"><draw:text-box><text:p text:style-name="P14"><text:span text:style-name="T2">b</text:span></text:p></draw:text-box></draw:frame><draw:connector draw:style-name="gr28" draw:text-style-name="P16" draw:type="curve" svg:x1="2.0547in" svg:y1="1.4465in" svg:x2="2.8866in" svg:y2="0.9118in" draw:start-shape="id14" draw:start-glue-point="10" draw:end-shape="id12" draw:end-glue-point="7" svg:d="m2959 2083c799 0 1198-256 1198-770"><text:p/></draw:connector><draw:frame draw:style-name="gr29" draw:text-style-name="P15" svg:width="0.2705in" svg:height="0.2835in" svg:x="2.278in" svg:y="1.178in"><draw:text-box><text:p text:style-name="P14"><text:span text:style-name="T2">a</text:span></text:p></draw:text-box></draw:frame><draw:connector draw:style-name="gr30" draw:text-style-name="P16" draw:type="curve" svg:x1="1.7909in" svg:y1="1.1835in" svg:x2="1.902in" svg:y2="0.9882in" draw:start-shape="id14" draw:start-glue-point="4" draw:end-shape="id11" draw:end-glue-point="8" svg:d="m2579 1704c0-210 160-70 160-281"><text:p/></draw:connector><draw:frame draw:style-name="gr31" draw:text-style-name="P15" svg:width="0.2807in" svg:height="0.2835in" svg:x="1.528in" svg:y="0.961in"><draw:text-box><text:p text:style-name="P14"><text:span text:style-name="T2">b</text:span></text:p></draw:text-box></draw:frame><draw:connector draw:style-name="gr32" draw:text-style-name="P16" draw:type="curve" svg:x1="3.252in" svg:y1="1.9744in" svg:x2="2.95in" svg:y2="1.4787in" draw:start-shape="id13" draw:start-glue-point="10" draw:end-shape="id13" draw:end-glue-point="11" svg:d="m4360 2843c424 0 353-332 220-547s-332-313-332 278"><text:p/></draw:connector><draw:frame draw:style-name="gr33" draw:text-style-name="P15" svg:width="0.3925in" svg:height="0.2835in" svg:x="3.0898in" svg:y="1.3827in"><draw:text-box><text:p text:style-name="P14"><text:span text:style-name="T2">a,b</text:span></text:p></draw:text-box></draw:frame><draw:custom-shape draw:style-name="gr34" draw:text-style-name="P16" svg:width="0.6516in" svg:height="0.4004in" svg:x="1.5681in" svg:y="0.5382in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35" draw:text-style-name="P16" svg:width="0.6524in" svg:height="0.4004in" svg:x="2.828in" svg:y="0.5382in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36" draw:text-style-name="P16" svg:width="0.4094in" svg:height="0.4004in" svg:x="1.5799in" svg:y="1.9827in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37" draw:text-style-name="P16" svg:width="0.4094in" svg:height="0.4004in" svg:x="1.5799in" svg:y="1.2346in"><text:p/><draw:enhanced-geometry svg:viewBox="0 0 21600 21600" draw:glue-points="10800 0 3160 3160 0 10800 3160 18440 10800 21600 18440 18440 21600 10800 18440 3160" draw:text-areas="3200 3200 18400 18400" draw:type="ellipse"/></draw:custom-shap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(d) (b+a+)*a?b*(b+a+)*</text:p>
      <text:p text:style-name="P10">38.</text:p>
      <text:p text:style-name="P6"><draw:g text:anchor-type="paragraph" draw:z-index="2" draw:style-name="gr5"><draw:custom-shape draw:style-name="gr38" draw:text-style-name="P13" draw:id="id15" svg:width="0.528in" svg:height="0.528in" svg:x="0.5236in" svg:y="1.2555in"><text:p text:style-name="P12"><text:span text:style-name="T2">q1,0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39" draw:text-style-name="P16" draw:type="curve" svg:x1="0.298in" svg:y1="1.5185in" svg:x2="0.6in" svg:y2="1.3319in" draw:start-shape="id15" draw:start-glue-point="6" draw:end-shape="id15" draw:end-glue-point="5" svg:d="m754 2187c-424 0-479-269 110-269"><text:p/></draw:connector><draw:custom-shape draw:style-name="gr40" draw:text-style-name="P13" draw:id="id16" svg:width="1.0004in" svg:height="0.528in" svg:x="1.5516in" svg:y="1.2555in"><text:p text:style-name="P12"><text:span text:style-name="T2">q1,0;q1,1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41" draw:text-style-name="P16" draw:type="line" svg:x1="1.0516in" svg:y1="1.5189in" svg:x2="1.5516in" svg:y2="1.5197in" draw:start-shape="id15" draw:start-glue-point="10" draw:end-shape="id16" svg:d="m1514 2187 720 1"><text:p/></draw:connector><draw:frame draw:style-name="gr42" draw:text-style-name="P15" svg:width="0.2807in" svg:height="0.2835in" svg:x="1.0906in" svg:y="1.261in"><draw:text-box><text:p text:style-name="P14"><text:span text:style-name="T2">b</text:span></text:p></draw:text-box></draw:frame><draw:custom-shape draw:style-name="gr43" draw:text-style-name="P13" draw:id="id17" svg:width="0.528in" svg:height="0.528in" svg:x="3.0236in" svg:y="1.2555in"><text:p text:style-name="P12"><text:span text:style-name="T2">q1,0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44" draw:text-style-name="P16" draw:type="line" svg:x1="2.55in" svg:y1="1.5189in" svg:x2="3.0236in" svg:y2="1.5189in" draw:start-shape="id16" draw:start-glue-point="10" draw:end-shape="id17" draw:end-glue-point="6" svg:d="m3672 2187h682"><text:p/></draw:connector><draw:frame draw:style-name="gr45" draw:text-style-name="P15" svg:width="0.2807in" svg:height="0.2835in" svg:x="2.5516in" svg:y="1.2555in"><draw:text-box><text:p text:style-name="P14"><text:span text:style-name="T2">b</text:span></text:p></draw:text-box></draw:frame><draw:custom-shape draw:style-name="gr46" draw:text-style-name="P13" draw:id="id18" svg:width="0.528in" svg:height="0.528in" svg:x="1.8016in" svg:y="2.2276in"><text:p text:style-name="P12"><text:span text:style-name="T2">null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47" draw:text-style-name="P16" draw:type="line" svg:x1="2.0508in" svg:y1="1.7835in" svg:x2="2.0646in" svg:y2="2.228in" draw:start-shape="id16" draw:start-glue-point="8" draw:end-shape="id18" draw:end-glue-point="4" svg:d="m2953 2568 20 640"><text:p/></draw:connector><draw:frame draw:style-name="gr48" draw:text-style-name="P15" svg:width="0.2705in" svg:height="0.2835in" svg:x="2.0307in" svg:y="1.7555in"><draw:text-box><text:p text:style-name="P14"><text:span text:style-name="T2">a</text:span></text:p></draw:text-box></draw:frame><draw:custom-shape draw:style-name="gr49" draw:text-style-name="P13" draw:id="id19" svg:width="1.0004in" svg:height="0.528in" svg:x="2.8016in" svg:y="2.2555in"><text:p text:style-name="P12"><text:span text:style-name="T2">q1,2;q2,1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50" draw:text-style-name="P16" draw:type="line" svg:x1="3.287in" svg:y1="1.7835in" svg:x2="3.3008in" svg:y2="2.2555in" draw:start-shape="id17" draw:start-glue-point="8" draw:end-shape="id19" draw:end-glue-point="4" svg:d="m4733 2568 20 680"><text:p/></draw:connector><draw:frame draw:style-name="gr51" draw:text-style-name="P15" svg:width="0.2705in" svg:height="0.2835in" svg:x="3.2409in" svg:y="1.7555in"><draw:text-box><text:p text:style-name="P14"><text:span text:style-name="T2">a</text:span></text:p></draw:text-box></draw:frame><draw:custom-shape draw:style-name="gr52" draw:text-style-name="P13" draw:id="id20" svg:width="1.0004in" svg:height="0.528in" svg:x="2.8016in" svg:y="0.2555in"><text:p text:style-name="P12"><text:span text:style-name="T2">q1,2;q2,0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53" draw:text-style-name="P16" draw:type="line" svg:x1="3.287in" svg:y1="1.2555in" svg:x2="3.3008in" svg:y2="0.7835in" draw:start-shape="id17" draw:start-glue-point="4" draw:end-shape="id20" draw:end-glue-point="8" svg:d="m4733 1808 20-680"><text:p/></draw:connector><draw:frame draw:style-name="gr54" draw:text-style-name="P15" svg:width="0.2807in" svg:height="0.2835in" svg:x="3.0598in" svg:y="0.9717in"><draw:text-box><text:p text:style-name="P14"><text:span text:style-name="T2">b</text:span></text:p></draw:text-box></draw:frame><draw:connector draw:style-name="gr55" draw:text-style-name="P16" draw:type="curve" svg:x1="3.6551in" svg:y1="0.7055in" svg:x2="3.6551in" svg:y2="2.3319in" draw:start-shape="id20" draw:start-glue-point="9" draw:end-shape="id19" draw:end-glue-point="11" svg:d="m5263 1016v2342"><text:p/></draw:connector><draw:frame draw:style-name="gr56" draw:text-style-name="P15" svg:width="0.2705in" svg:height="0.2835in" svg:x="3.5906in" svg:y="1.8339in"><draw:text-box><text:p text:style-name="P14"><text:span text:style-name="T2">a</text:span></text:p></draw:text-box></draw:frame><draw:frame draw:style-name="gr57" draw:text-style-name="P15" svg:width="0.2807in" svg:height="0.2835in" svg:x="2.7701in" svg:y="0.0055in"><draw:text-box><text:p text:style-name="P14"><text:span text:style-name="T2">b</text:span></text:p></draw:text-box></draw:frame><draw:connector draw:style-name="gr58" draw:text-style-name="P16" draw:type="curve" svg:x1="3.3008in" svg:y1="3.0091in" svg:x2="2.9465in" svg:y2="2.7055in" draw:start-shape="id19" draw:start-glue-point="8" draw:end-shape="id19" draw:end-glue-point="7" svg:d="m4753 4008c0 424-510 480-510-112"><text:p/></draw:connector><draw:frame draw:style-name="gr59" draw:text-style-name="P15" svg:width="0.2705in" svg:height="0.2835in" svg:x="2.8016in" svg:y="2.8339in"><draw:text-box><text:p text:style-name="P14"><text:span text:style-name="T2">a</text:span></text:p></draw:text-box></draw:frame><draw:connector draw:style-name="gr60" draw:text-style-name="P16" draw:type="curve" svg:x1="3.8in" svg:y1="2.5189in" svg:x2="3.8in" svg:y2="0.5189in" draw:start-shape="id19" draw:start-glue-point="10" draw:end-shape="id20" draw:end-glue-point="10" svg:d="m5472 3627c427 0 427-2880 0-2880"><text:p/></draw:connector><draw:frame draw:style-name="gr61" draw:text-style-name="P15" svg:width="0.2807in" svg:height="0.2835in" svg:x="3.9417in" svg:y="0.6429in"><draw:text-box><text:p text:style-name="P14"><text:span text:style-name="T2">b</text:span></text:p></draw:text-box></draw:frame><draw:connector draw:style-name="gr62" draw:text-style-name="P16" draw:type="curve" svg:x1="2.0646in" svg:y1="2.9811in" svg:x2="2.2512in" svg:y2="2.6776in" draw:start-shape="id18" draw:start-glue-point="8" draw:end-shape="id18" draw:end-glue-point="9" svg:d="m2973 3968c0 424 269 480 269-112"><text:p/></draw:connector><draw:frame draw:style-name="gr63" draw:text-style-name="P15" svg:width="0.3925in" svg:height="0.2835in" svg:x="1.7618in" svg:y="2.8138in"><draw:text-box><text:p text:style-name="P14"><text:span text:style-name="T2">a,b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Set 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10T18:43:19</meta:creation-date>
    <dc:creator>jb</dc:creator>
    <dc:date>2010-12-21T11:16:44</dc:date>
    <meta:editing-cycles>491</meta:editing-cycles>
    <meta:editing-duration>PT19H4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290" meta:character-count="1173"/>
  </office:meta>
</office:document-meta>
</file>